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2.358cm" svg:y="0.1cm">
            <draw:object draw:notify-on-update-of-ranges="Sheet1.A1:Sheet1.A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jin </meta:initial-creator>
    <meta:creation-date>2012-11-11T03:20:11</meta:creation-date>
    <dc:date>2012-11-11T03:42:03</dc:date>
    <dc:creator>sajin </dc:creator>
    <meta:editing-duration>PT6M42S</meta:editing-duration>
    <meta:editing-cycles>1</meta:editing-cycles>
    <meta:document-statistic meta:table-count="3" meta:cell-count="3" meta:object-count="1"/>
    <meta:generator>LibreOffice/3.5$Linux_x86 LibreOffice_project/165a79a-7059095-e13bb37-fef39a4-9503d1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ff3333" dr3d:edge-rounding="5%"/>
      <style:text-properties fo:font-size="14pt" fo:font-weight="bold" style:font-size-asian="10pt" style:font-size-complex="10pt"/>
    </style:style>
    <style:style style:name="ch8" style:family="chart">
      <style:graphic-properties draw:stroke="solid" svg:stroke-color="#666666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1:Sheet1.A3" svg:x="0.77cm" svg:y="0.675cm" svg:width="14.59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02cm" svg:y="0.675cm" svg:width="13.947cm" svg:height="7.52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Sheet1.A1:Sheet1.A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  <draw:g>
                  <svg:desc>Sheet1.A1:Sheet1.A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165a79a-7059095-e13bb37-fef39a4-9503d1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